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Alias.delegatedLog( String log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Alias.service( Mail mai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JDBCAlias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Alias.ini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